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6pt"/>
    </style:style>
    <style:style style:name="co2" style:family="table-column">
      <style:table-column-properties fo:break-before="auto" style:column-width="418.3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7pt" fo:break-before="auto" style:use-optimal-row-height="true"/>
    </style:style>
    <style:style style:name="ro3" style:family="table-row">
      <style:table-row-properties style:row-height="20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0000" style:vertical-align="top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b2b2b2" style:vertical-align="top"/>
    </style:style>
    <style:style style:name="ce1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ackground-color="#000000" fo:wrap-option="wrap" style:vertical-align="top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b2b2b2" fo:wrap-option="wrap" style:vertical-align="top"/>
    </style:style>
    <style:style style:name="ce2" style:family="table-cell" style:parent-style-name="Default">
      <style:table-cell-properties fo:wrap-option="wrap" style:vertical-align="top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map style:condition="cell-content()=&quot;OK&quot;" style:apply-style-name="Good" style:base-cell-address="Sheet1.C2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OK&quot;" style:apply-style-name="Good" style:base-cell-address="Sheet1.C2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2"/>
        <table:table-row table:style-name="ro1"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Suggested Revision</text:p>
          </table:table-cell>
          <table:table-cell table:style-name="ce9" office:value-type="string" calcext:value-type="string">
            <text:p>Status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# Abstract</text:p>
          </table:table-cell>
          <table:table-cell table:style-name="ce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s a possible baseline for Indonesian open IE, you may consider using a machine translation to process Indonesian text into English text, and then performing open IE over the translated text.</text:p>
          </table:table-cell>
          <table:table-cell table:style-name="ce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 the F1-score calculation correct? My calculation gives 0.599.</text:p>
          </table:table-cell>
          <table:table-cell table:style-name="ce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Abstract) -&gt; to be removed</text:p>
          </table:table-cell>
          <table:table-cell table:style-name="ce11" office:value-type="string" calcext:value-type="string">
            <text:p>OK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# Introduction</text:p>
          </table:table-cell>
          <table:table-cell table:style-name="ce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ere x and y called -&gt; where x and y are called</text:p>
          </table:table-cell>
          <table:table-cell table:style-name="ce11" office:value-type="string" calcext:value-type="string">
            <text:p>O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ease always accompany an Indonesian text with an English translation (e.g., Fig. 1).</text:p>
          </table:table-cell>
          <table:table-cell table:style-name="ce1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What is Resource Data Format? Please double-check your reference. There is no Resource Data Format.</text:p>
          </table:table-cell>
          <table:table-cell table:style-name="ce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l word -&gt; real-world (Please double check for typos)</text:p>
          </table:table-cell>
          <table:table-cell table:style-name="ce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ble 1: depends on domain -&gt; domain-dependent</text:p>
          </table:table-cell>
          <table:table-cell table:style-name="ce1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urthermore, considering the scarcity of Indonesian NLP resources, the system need to effectively utilize them to achieve the objective. -&gt; I don't understand the logic of this sentence?</text:p>
          </table:table-cell>
          <table:table-cell table:style-name="ce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at combine -&gt; that combines (Again, double check for typos)</text:p>
          </table:table-cell>
          <table:table-cell table:style-name="ce1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his approach only requires single manually annotated dataset which is required to train triple selector/classifier. -&gt; Is this an advantage of your approach? Isn't that generally one only needs a single dataset?</text:p>
          </table:table-cell>
          <table:table-cell table:style-name="ce11"/>
        </table:table-row>
        <table:table-row table:style-name="ro1">
          <table:table-cell table:style-name="ce4"/>
          <table:table-cell table:style-name="ce7" office:value-type="string" calcext:value-type="string">
            <text:p># Related Work</text:p>
          </table:table-cell>
          <table:table-cell table:style-name="ce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lease add ClausIE [1] (and compare to your approach) as it is one of the most cited open IE articles. <text:s/>[1] Luciano Del Corro and Rainer Gemulla. 2013. In WWW. ACM, pages 355–366. ClausIE: clause-based open information extraction.</text:p>
          </table:table-cell>
          <table:table-cell table:style-name="ce1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R2A2 is a system built to fix argument extraction problem in ReVerb -&gt; what is the problem in more detail?</text:p>
          </table:table-cell>
          <table:table-cell table:style-name="ce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hat is REPTree?</text:p>
          </table:table-cell>
          <table:table-cell table:style-name="ce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ig. 3 is given but is not described.</text:p>
          </table:table-cell>
          <table:table-cell table:style-name="ce11"/>
        </table:table-row>
        <table:table-row table:style-name="ro1">
          <table:table-cell table:style-name="ce4"/>
          <table:table-cell table:style-name="ce7" office:value-type="string" calcext:value-type="string">
            <text:p># Proposed System</text:p>
          </table:table-cell>
          <table:table-cell table:style-name="ce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xt in Fig. 4 is too small.</text:p>
          </table:table-cell>
          <table:table-cell table:style-name="ce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ig. 5 misses the column names.</text:p>
          </table:table-cell>
          <table:table-cell table:style-name="ce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n you say something about the comprehensiveness of the rules in Table 2?</text:p>
          </table:table-cell>
          <table:table-cell table:style-name="ce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our training data is unbalanced (positive labels Explained in Sec. 5. Thanks!</text:p>
          </table:table-cell>
          <table:table-cell table:style-name="ce11"/>
        </table:table-row>
        <table:table-row table:style-name="ro1">
          <table:table-cell/>
          <table:table-cell office:value-type="string" calcext:value-type="string">
            <text:p># Experiments</text:p>
          </table:table-cell>
          <table:table-cell table:style-name="ce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g. 6 misses the labels for x-axis and y-axis.</text:p>
          </table:table-cell>
          <table:table-cell table:style-name="ce1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I believe also that for future work, more training data can be added (instead of 132 positive triples).</text:p>
          </table:table-cell>
          <table:table-cell table:style-name="ce11"/>
        </table:table-row>
        <table:table-row table:style-name="ro1">
          <table:table-cell table:style-name="ce4"/>
          <table:table-cell table:style-name="ce7" office:value-type="string" calcext:value-type="string">
            <text:p># Analysis</text:p>
          </table:table-cell>
          <table:table-cell table:style-name="ce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hy is the precision of SVM better than Random Forest?</text:p>
          </table:table-cell>
          <table:table-cell table:style-name="ce11"/>
        </table:table-row>
        <table:table-row table:style-name="ro1" table:number-rows-repeated="1048546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heet1.C2:Sheet1.C29">
            <calcext:condition calcext:apply-style-name="Good" calcext:value="=&quot;OK&quot;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/00/0000</text:date>, <text:time style:data-style-name="N2" text:time-value="15:15:32.103503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7:34:50.632065324</meta:creation-date>
    <dc:date>2017-08-25T15:45:29.802747777</dc:date>
    <meta:editing-duration>PT31M4S</meta:editing-duration>
    <meta:editing-cycles>5</meta:editing-cycles>
    <meta:generator>LibreOffice/5.3.1.2$Linux_X86_64 LibreOffice_project/30m0$Build-2</meta:generator>
    <meta:document-statistic meta:table-count="1" meta:cell-count="55" meta:object-count="0"/>
  </office:meta>
</office:document-meta>
</file>